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8fee" officeooo:paragraph-rsid="001c8fee"/>
    </style:style>
    <style:style style:name="P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c8fee" officeooo:paragraph-rsid="001c8fee"/>
    </style:style>
    <style:style style:name="P4" style:family="paragraph" style:parent-style-name="Heading_20_1">
      <style:text-properties officeooo:paragraph-rsid="001dc7fb"/>
    </style:style>
    <style:style style:name="P5" style:family="paragraph" style:parent-style-name="Text_20_body" style:list-style-name="L1">
      <style:text-properties officeooo:rsid="001c8fee" officeooo:paragraph-rsid="001c8fe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1c8fee"/>
    </style:style>
    <style:style style:name="P7" style:family="paragraph" style:parent-style-name="Text_20_body" style:list-style-name="L2">
      <style:text-properties officeooo:rsid="001c8fee" officeooo:paragraph-rsid="001dc7fb"/>
    </style:style>
    <style:style style:name="P8" style:family="paragraph" style:parent-style-name="Text_20_body" style:list-style-name="L2">
      <style:text-properties officeooo:rsid="001c8fee"/>
    </style:style>
    <style:style style:name="T1" style:family="text">
      <style:text-properties officeooo:rsid="001c8fe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Security, Trust, and Use of AI</text:p>
      <text:p text:style-name="Subtitle">Alex Shah</text:p>
      <text:p text:style-name="Subtitle">EN.695.741.81.SP25 Information Assurance Analysis</text:p>
      <text:p text:style-name="Subtitle">Mod <text:span text:style-name="T1">7</text:span> Assignment</text:p>
      <text:p text:style-name="Subtitle"><text:span text:style-name="T1">March 9</text:span>, 202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88_1887487135" text:style-name="Index_20_Link" text:visited-style-name="Index_20_Link">Introduction<text:tab/>3</text:a></text:p>
          <text:p text:style-name="P2"><text:a xlink:type="simple" xlink:href="#__RefHeading___Toc590_1887487135" text:style-name="Index_20_Link" text:visited-style-name="Index_20_Link">Questions<text:tab/>3</text:a></text:p>
          <text:p text:style-name="P2"><text:a xlink:type="simple" xlink:href="#__RefHeading___Toc592_1887487135" text:style-name="Index_20_Link" text:visited-style-name="Index_20_Link">Conclusion<text:tab/>3</text:a></text:p>
          <text:p text:style-name="P2"><text:a xlink:type="simple" xlink:href="#__RefHeading___Toc594_1887487135" text:style-name="Index_20_Link" text:visited-style-name="Index_20_Link">References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588_1887487135"/>Introduction<text:bookmark-end text:name="__RefHeading___Toc588_1887487135"/></text:h>
      <text:p text:style-name="P3"/>
      <text:h text:style-name="P4" text:outline-level="1"><text:bookmark-start text:name="__RefHeading___Toc590_1887487135"/>Questions<text:bookmark-end text:name="__RefHeading___Toc590_1887487135"/></text:h>
      <text:list xml:id="list106156554" text:style-name="L1">
        <text:list-item>
          <text:p text:style-name="P5">What does it mean for an AI system to be safe? </text:p>
        </text:list-item>
        <text:list-item text:style-override="L2">
          <text:p text:style-name="P6">Can we trust decisions made by AI algorithms? </text:p>
        </text:list-item>
        <text:list-item text:style-override="L2">
          <text:p text:style-name="P6">What is the impact of cybersecurity on AI systems (e.g., securing AI systems by applying cybersecurity controls/frameworks)? and </text:p>
        </text:list-item>
        <text:list-item text:style-override="L2">
          <text:p text:style-name="P7">How do AI algorithms ensure their users’ privacy?</text:p>
        </text:list-item>
        <text:list-item text:style-override="L2">
          <text:p text:style-name="P8">ChatGPT output has been described as "competent, but empty". Based on your answer and ChatGPT's answer, do you believe that is true.  Support your reasoning.</text:p>
        </text:list-item>
      </text:list>
      <text:h text:style-name="Heading_20_1" text:outline-level="1"><text:bookmark-start text:name="__RefHeading___Toc592_1887487135"/>Conclusion<text:bookmark-end text:name="__RefHeading___Toc592_1887487135"/></text:h>
      <text:p text:style-name="P3"/>
      <text:h text:style-name="Heading_20_1" text:outline-level="1"><text:bookmark-start text:name="__RefHeading___Toc594_1887487135"/>References<text:bookmark-end text:name="__RefHeading___Toc594_188748713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Security, Trust, and Use of AI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18:02:02.525126000</meta:creation-date>
    <dc:date>2025-03-09T18:55:17.013044000</dc:date>
    <meta:editing-duration>PT42M37S</meta:editing-duration>
    <meta:editing-cycles>4</meta:editing-cycles>
    <meta:generator>LibreOffice/25.2.0.3$MacOSX_AARCH64 LibreOffice_project/e1cf4a87eb02d755bce1a01209907ea5ddc8f069</meta:generator>
    <meta:document-statistic meta:table-count="0" meta:image-count="0" meta:object-count="0" meta:page-count="3" meta:paragraph-count="20" meta:word-count="115" meta:character-count="695" meta:non-whitespace-character-count="600"/>
  </office:meta>
</office:document-meta>
</file>